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4cm" svg:y="10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5.7cm" svg:y="1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9.8cm" svg:y="10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11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986cm" svg:height="0.801cm" svg:x="5.014cm" svg:y="9.5cm">
          <draw:text-box>
            <text:p text:style-name="P2">Typed by Sign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3H8M39S</meta:editing-duration>
    <meta:editing-cycles>3</meta:editing-cycles>
    <meta:generator>OpenOffice/4.1.1$Win32 OpenOffice.org_project/411m6$Build-9775</meta:generator>
    <dc:date>2016-04-07T18:23:30.85</dc:date>
    <meta:document-statistic meta:object-count="5"/>
  </office:meta>
</office:document-meta>
</file>